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1c787a"/>
    </style:style>
    <style:style style:name="P3" style:family="paragraph" style:parent-style-name="Standard">
      <style:text-properties fo:font-weight="bold" style:font-weight-asian="bold" style:font-weight-complex="bold"/>
    </style:style>
    <style:style style:name="P4" style:family="paragraph" style:parent-style-name="Standard" style:list-style-name="Numbering_20_1"/>
    <style:style style:name="P5" style:family="paragraph" style:parent-style-name="Standard" style:list-style-name="Numbering_20_1">
      <style:text-properties officeooo:paragraph-rsid="001d5430"/>
    </style:style>
    <style:style style:name="P6" style:family="paragraph" style:parent-style-name="Standard">
      <style:paragraph-properties fo:text-align="justify" style:justify-single-word="false"/>
      <style:text-properties officeooo:rsid="0018780e"/>
    </style:style>
    <style:style style:name="P7" style:family="paragraph" style:parent-style-name="Standard">
      <style:paragraph-properties fo:text-align="justify" style:justify-single-word="false"/>
      <style:text-properties officeooo:rsid="0018780e" officeooo:paragraph-rsid="0018780e"/>
    </style:style>
    <style:style style:name="P8" style:family="paragraph" style:parent-style-name="Standard">
      <style:text-properties officeooo:paragraph-rsid="001d5430"/>
    </style:style>
    <style:style style:name="P9" style:family="paragraph" style:parent-style-name="Standard">
      <style:text-properties officeooo:paragraph-rsid="002115ee"/>
    </style:style>
    <style:style style:name="P10" style:family="paragraph" style:parent-style-name="Heading_20_2">
      <style:paragraph-properties fo:break-before="page"/>
    </style:style>
    <style:style style:name="P11" style:family="paragraph" style:parent-style-name="Heading_20_3">
      <style:text-properties officeooo:paragraph-rsid="001d5430"/>
    </style:style>
    <style:style style:name="P12" style:family="paragraph" style:parent-style-name="Heading_20_3">
      <style:paragraph-properties fo:break-before="page"/>
    </style:style>
    <style:style style:name="P13" style:family="paragraph" style:parent-style-name="Code_20_block">
      <style:text-properties officeooo:rsid="0018780e"/>
    </style:style>
    <style:style style:name="T1" style:family="text">
      <style:text-properties fo:font-weight="bold" style:font-weight-asian="bold" style:font-weight-complex="bold"/>
    </style:style>
    <style:style style:name="T2" style:family="text">
      <style:text-properties fo:font-weight="bold" officeooo:rsid="0018780e" style:font-weight-asian="bold" style:font-weight-complex="bold"/>
    </style:style>
    <style:style style:name="T3" style:family="text">
      <style:text-properties fo:font-weight="bold" officeooo:rsid="002115ee" style:font-weight-asian="bold" style:font-weight-complex="bold"/>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style:style style:name="T7" style:family="text">
      <style:text-properties fo:color="#008000"/>
    </style:style>
    <style:style style:name="T8" style:family="text">
      <style:text-properties fo:color="#008000" officeooo:rsid="0018780e"/>
    </style:style>
    <style:style style:name="T9" style:family="text">
      <style:text-properties officeooo:rsid="0018780e"/>
    </style:style>
    <style:style style:name="T10" style:family="text">
      <style:text-properties officeooo:rsid="0018f604"/>
    </style:style>
    <style:style style:name="T11" style:family="text">
      <style:text-properties officeooo:rsid="001afe49"/>
    </style:style>
    <style:style style:name="T12" style:family="text">
      <style:text-properties officeooo:rsid="001b131a"/>
    </style:style>
    <style:style style:name="T13" style:family="text">
      <style:text-properties officeooo:rsid="001b87eb"/>
    </style:style>
    <style:style style:name="T14" style:family="text">
      <style:text-properties officeooo:rsid="001c787a"/>
    </style:style>
    <style:style style:name="T15" style:family="text">
      <style:text-properties officeooo:rsid="001d5430"/>
    </style:style>
    <style:style style:name="T16" style:family="text">
      <style:text-properties officeooo:rsid="00240cf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5560790" text:style-name="Outline">
        <text:list-item>
          <text:h text:style-name="Heading_20_1" text:outline-level="1">Execution policy reference</text:h>
          <text:list>
            <text:list-item>
              <text:h text:style-name="Heading_20_2" text:outline-level="2">Execution Policy Elements</text:h>
              <text:list>
                <text:list-item>
                  <text:h text:style-name="Heading_20_3" text:outline-level="3">NOT</text:h>
                </text:list-item>
              </text:list>
            </text:list-item>
          </text:list>
        </text:list-item>
      </text:list>
      <text:p text:style-name="Standard">Negates a test</text:p>
      <text:p text:style-name="Standard"/>
      <text:p text:style-name="Standard">Class name: <text:span text:style-name="T1">org.jppf.node.policy.ExecutionPolicy.Not</text:span></text:p>
      <text:p text:style-name="Standard">Usage:</text:p>
      <text:p text:style-name="Code_20_block"><text:span text:style-name="Code_20_char"><text:s text:c="2"/>policy = otherPolicy.not();</text:span></text:p>
      <text:p text:style-name="Standard"/>
      <text:p text:style-name="Standard">XML Element: <text:span text:style-name="T1">&lt;NOT&gt;</text:span></text:p>
      <text:p text:style-name="Standard">Nested element: any other policy element, min = 1, max = 1</text:p>
      <text:p text:style-name="Standard">Usage:</text:p>
      <text:p text:style-name="Code_20_block"><text:s text:c="2"/>&lt;NOT&gt;</text:p>
      <text:p text:style-name="Code_20_block"><text:s text:c="4"/>&lt;Equal ignoreCase="true" valueType="string"&gt;</text:p>
      <text:p text:style-name="Code_20_block"><text:s text:c="6"/>&lt;Property&gt;some.property&lt;/Property&gt;</text:p>
      <text:p text:style-name="Code_20_block"><text:s text:c="6"/>&lt;Value&gt;some value here&lt;/Value&gt;</text:p>
      <text:p text:style-name="Code_20_block"><text:s text:c="4"/>&lt;/Equal&gt;</text:p>
      <text:p text:style-name="Code_20_block"><text:s text:c="2"/>&lt;/NOT&gt;</text:p>
      <text:list xml:id="list26343828" text:continue-numbering="true" text:style-name="Outline">
        <text:list-item>
          <text:list>
            <text:list-item>
              <text:list>
                <text:list-item>
                  <text:h text:style-name="Heading_20_3" text:outline-level="3">AND</text:h>
                </text:list-item>
              </text:list>
            </text:list-item>
          </text:list>
        </text:list-item>
      </text:list>
      <text:p text:style-name="Standard">Combines multiple tests through a logical AND operator</text:p>
      <text:p text:style-name="Standard"/>
      <text:p text:style-name="Standard">Class name: <text:span text:style-name="T1">org.jppf.node.policy.ExecutionPolicy.And</text:span></text:p>
      <text:p text:style-name="Standard">Usage:</text:p>
      <text:p text:style-name="Code_20_block"><text:s text:c="2"/>policy = policy1.and(policy2).and(policy3);</text:p>
      <text:p text:style-name="Code_20_block"><text:s text:c="2"/>policy = policy1.and(policy2, policy3);</text:p>
      <text:p text:style-name="Standard"/>
      <text:p text:style-name="Standard">XML Element: <text:span text:style-name="T1">&lt;AND&gt;</text:span></text:p>
      <text:p text:style-name="Standard">Nested element: any other policy element, min = 2, max = unbounded</text:p>
      <text:p text:style-name="Standard">Usage:</text:p>
      <text:p text:style-name="Standard"/>
      <text:p text:style-name="Code_20_block"><text:s text:c="2"/>&lt;AND&gt;</text:p>
      <text:p text:style-name="Code_20_block"><text:s text:c="4"/>&lt;Equal ignoreCase="true" valueType="string"&gt;</text:p>
      <text:p text:style-name="Code_20_block"><text:s text:c="6"/>&lt;Property&gt;some.property.1&lt;/Property&gt;</text:p>
      <text:p text:style-name="Code_20_block"><text:s text:c="6"/>&lt;Value&gt;some value here&lt;/Value&gt;</text:p>
      <text:p text:style-name="Code_20_block"><text:s text:c="4"/>&lt;/Equal&gt;</text:p>
      <text:p text:style-name="Code_20_block"><text:s text:c="4"/>&lt;LessThan&gt;</text:p>
      <text:p text:style-name="Code_20_block"><text:s text:c="6"/>&lt;Property&gt;some.property.2&lt;/Property&gt;</text:p>
      <text:p text:style-name="Code_20_block"><text:s text:c="6"/>&lt;Value&gt;100&lt;/Value&gt;</text:p>
      <text:p text:style-name="Code_20_block"><text:s text:c="4"/>&lt;/LessThan&gt;</text:p>
      <text:p text:style-name="Code_20_block"><text:s text:c="4"/>&lt;Contains ignoreCase="true" valueType="string"&gt;</text:p>
      <text:p text:style-name="Code_20_block"><text:s text:c="6"/>&lt;Property&gt;some.property.3&lt;/Property&gt;</text:p>
      <text:p text:style-name="Code_20_block"><text:s text:c="6"/>&lt;Value&gt;substring&lt;/Value&gt;</text:p>
      <text:p text:style-name="Code_20_block"><text:s text:c="4"/>&lt;/Contains&gt;</text:p>
      <text:p text:style-name="Code_20_block"><text:s text:c="2"/>&lt;/AND&gt;</text:p>
      <text:list xml:id="list26335421" text:continue-numbering="true" text:style-name="Outline">
        <text:list-item>
          <text:list>
            <text:list-item>
              <text:list>
                <text:list-item>
                  <text:h text:style-name="Heading_20_3" text:outline-level="3">OR</text:h>
                </text:list-item>
              </text:list>
            </text:list-item>
          </text:list>
        </text:list-item>
      </text:list>
      <text:p text:style-name="Standard">Combines multiple tests through a logical OR operator</text:p>
      <text:p text:style-name="Standard"/>
      <text:p text:style-name="Standard">Class name: <text:span text:style-name="T1">org.jppf.node.policy.ExecutionPolicy.Or</text:span></text:p>
      <text:p text:style-name="Standard">Usage:</text:p>
      <text:p text:style-name="Code_20_block"><text:s text:c="2"/>policy = policy1.or(policy2).or(policy3);</text:p>
      <text:p text:style-name="Code_20_block"><text:s text:c="2"/>policy = policy1.or(policy2, policy3);</text:p>
      <text:p text:style-name="Standard"/>
      <text:p text:style-name="Standard">XML Element: &lt;OR&gt;</text:p>
      <text:p text:style-name="Standard">Nested element: any other policy element, min = 2, max = unbounded</text:p>
      <text:p text:style-name="Standard">Usage:</text:p>
      <text:p text:style-name="Code_20_block"><text:s text:c="2"/>&lt;OR&gt;</text:p>
      <text:p text:style-name="Code_20_block"><text:s text:c="4"/>&lt;Equal ignoreCase="true" valueType="string"&gt;</text:p>
      <text:p text:style-name="Code_20_block"><text:s text:c="6"/>&lt;Property&gt;some.property.1&lt;/Property&gt;</text:p>
      <text:p text:style-name="Code_20_block"><text:s text:c="6"/>&lt;Value&gt;some value here&lt;/Value&gt;</text:p>
      <text:p text:style-name="Code_20_block"><text:soft-page-break/><text:s text:c="4"/>&lt;/Equal&gt;</text:p>
      <text:p text:style-name="Code_20_block"><text:s text:c="4"/>&lt;LessThan&gt;</text:p>
      <text:p text:style-name="Code_20_block"><text:s text:c="6"/>&lt;Property&gt;some.property.2&lt;/Property&gt;</text:p>
      <text:p text:style-name="Code_20_block"><text:s text:c="6"/>&lt;Value&gt;100&lt;/Value&gt;</text:p>
      <text:p text:style-name="Code_20_block"><text:s text:c="4"/>&lt;/LessThan&gt;</text:p>
      <text:p text:style-name="Code_20_block"><text:s text:c="4"/>&lt;Contains ignoreCase="true" valueType="string"&gt;</text:p>
      <text:p text:style-name="Code_20_block"><text:s text:c="6"/>&lt;Property&gt;some.property.3&lt;/Property&gt;</text:p>
      <text:p text:style-name="Code_20_block"><text:s text:c="6"/>&lt;Value&gt;substring&lt;/Value&gt;</text:p>
      <text:p text:style-name="Code_20_block"><text:s text:c="4"/>&lt;/Contains&gt;</text:p>
      <text:p text:style-name="Code_20_block"><text:s text:c="2"/>&lt;/OR&gt;</text:p>
      <text:list xml:id="list26343467" text:continue-numbering="true" text:style-name="Outline">
        <text:list-item>
          <text:list>
            <text:list-item>
              <text:list>
                <text:list-item>
                  <text:h text:style-name="Heading_20_3" text:outline-level="3">XOR</text:h>
                </text:list-item>
              </text:list>
            </text:list-item>
          </text:list>
        </text:list-item>
      </text:list>
      <text:p text:style-name="Standard">Combines multiple tests through a logical XOR operator</text:p>
      <text:p text:style-name="Standard"/>
      <text:p text:style-name="Standard">Class name: org.jppf.node.policy.ExecutionPolicy.Xor</text:p>
      <text:p text:style-name="Standard">Usage:</text:p>
      <text:p text:style-name="Code_20_block"><text:s text:c="2"/>policy = policy1.xor(policy2).xor(policy3);</text:p>
      <text:p text:style-name="Code_20_block"><text:s text:c="2"/>policy = policy1.xor(policy2, policy3);</text:p>
      <text:p text:style-name="Standard"/>
      <text:p text:style-name="Standard">XML Element: &lt;XOR&gt;</text:p>
      <text:p text:style-name="Standard">Nested element: any other policy element, min = 2, max = unbounded</text:p>
      <text:p text:style-name="Standard">Usage:</text:p>
      <text:p text:style-name="Code_20_block"><text:s text:c="2"/>&lt;XOR&gt;</text:p>
      <text:p text:style-name="Code_20_block"><text:s text:c="4"/>&lt;Equal ignoreCase="true" valueType="string"&gt;</text:p>
      <text:p text:style-name="Code_20_block"><text:s text:c="6"/>&lt;Property&gt;some.property.1&lt;/Property&gt;</text:p>
      <text:p text:style-name="Code_20_block"><text:s text:c="6"/>&lt;Value&gt;some value here&lt;/Value&gt;</text:p>
      <text:p text:style-name="Code_20_block"><text:s text:c="4"/>&lt;/Equal&gt;</text:p>
      <text:p text:style-name="Code_20_block"><text:s text:c="4"/>&lt;LessThan&gt;</text:p>
      <text:p text:style-name="Code_20_block"><text:s text:c="6"/>&lt;Property&gt;some.property.2&lt;/Property&gt;</text:p>
      <text:p text:style-name="Code_20_block"><text:s text:c="6"/>&lt;Value&gt;100&lt;/Value&gt;</text:p>
      <text:p text:style-name="Code_20_block"><text:s text:c="4"/>&lt;/LessThan&gt;</text:p>
      <text:p text:style-name="Code_20_block"><text:s text:c="4"/>&lt;Contains ignoreCase="true" valueType="string"&gt;</text:p>
      <text:p text:style-name="Code_20_block"><text:s text:c="6"/>&lt;Property&gt;some.property.3&lt;/Property&gt;</text:p>
      <text:p text:style-name="Code_20_block"><text:s text:c="6"/>&lt;Value&gt;substring&lt;/Value&gt;</text:p>
      <text:p text:style-name="Code_20_block"><text:s text:c="4"/>&lt;/Contains&gt;</text:p>
      <text:p text:style-name="Code_20_block"><text:s text:c="2"/>&lt;/XOR&gt;</text:p>
      <text:list xml:id="list26331554" text:continue-numbering="true" text:style-name="Outline">
        <text:list-item>
          <text:list>
            <text:list-item>
              <text:list>
                <text:list-item>
                  <text:h text:style-name="Heading_20_3" text:outline-level="3">Equal</text:h>
                </text:list-item>
              </text:list>
            </text:list-item>
          </text:list>
        </text:list-item>
      </text:list>
      <text:p text:style-name="Standard">Performs a test of type ''property_value = value''. The value can be either numeric, boolean or a string. <text:s text:c="5"/></text:p>
      <text:p text:style-name="Standard"/>
      <text:p text:style-name="Standard">Class name: <text:span text:style-name="T1">org.jppf.node.policy.Equal</text:span></text:p>
      <text:p text:style-name="Standard">Constructors:</text:p>
      <text:p text:style-name="Code_20_block"><text:s text:c="2"/>Equal(String propertyName, boolean ignoreCase, String value)</text:p>
      <text:p text:style-name="Code_20_block"><text:s text:c="2"/>Equal(String propertyName, double value)</text:p>
      <text:p text:style-name="Code_20_block"><text:s text:c="2"/>Equal(String propertyName, boolean value)</text:p>
      <text:p text:style-name="Standard">Usage:</text:p>
      <text:p text:style-name="Code_20_block"><text:s text:c="2"/>policy = new Equal("some.property", true, "some_value");</text:p>
      <text:p text:style-name="Code_20_block"><text:s text:c="2"/>policy = new Equal("some.property", 15);</text:p>
      <text:p text:style-name="Code_20_block"><text:s text:c="2"/>policy = new Equal("some.property", true);</text:p>
      <text:p text:style-name="Standard"/>
      <text:p text:style-name="Standard">XML Element: <text:span text:style-name="T1">&lt;Equal&gt;</text:span></text:p>
      <text:p text:style-name="Standard">Attributes:</text:p>
      <text:p text:style-name="Standard"><text:s text:c="2"/>ignoreCase: one of "true" or "false", optional, defaults to "false"</text:p>
      <text:p text:style-name="Standard"><text:s text:c="2"/>valueType: one of "string", "numeric" or "boolean", optional, defaults to "string"</text:p>
      <text:p text:style-name="Standard">Nested elements:</text:p>
      <text:p text:style-name="Standard"><text:s text:c="2"/>&lt;Property&gt; : name of a node property, min = 1, max = 1</text:p>
      <text:p text:style-name="Standard"><text:s text:c="2"/>&lt;Value&gt; : value to compare with, min = 1, max = 1</text:p>
      <text:p text:style-name="Standard">Usage:</text:p>
      <text:p text:style-name="Code_20_block"><text:s text:c="2"/>&lt;Equal ignoreCase="true" valueType="string"&gt;</text:p>
      <text:p text:style-name="Code_20_block"><text:s text:c="4"/>&lt;Property&gt;some.property&lt;/Property&gt;</text:p>
      <text:p text:style-name="Code_20_block"><text:s text:c="4"/>&lt;Value&gt;some value here&lt;/Value&gt;</text:p>
      <text:p text:style-name="Code_20_block"><text:s text:c="2"/>&lt;/Equal&gt;</text:p>
      <text:list xml:id="list26333882" text:continue-numbering="true" text:style-name="Outline">
        <text:list-item>
          <text:list>
            <text:list-item>
              <text:list>
                <text:list-item>
                  <text:h text:style-name="Heading_20_3" text:outline-level="3">LessThan</text:h>
                </text:list-item>
              </text:list>
            </text:list-item>
          </text:list>
        </text:list-item>
      </text:list>
      <text:p text:style-name="Standard">Performs a test of type ''property_value&amp;nbsp;&lt;&amp;nbsp;value''</text:p>
      <text:p text:style-name="Standard">The value can only be numeric.</text:p>
      <text:p text:style-name="Standard"><text:soft-page-break/></text:p>
      <text:p text:style-name="Standard">Class name: <text:span text:style-name="T1">org.jppf.node.policy.LessThan</text:span></text:p>
      <text:p text:style-name="Standard">Constructor:</text:p>
      <text:p text:style-name="Code_20_block"><text:s text:c="2"/>LessThan(String propertyName, double value)</text:p>
      <text:p text:style-name="Standard">Usage:</text:p>
      <text:p text:style-name="Code_20_block"><text:s text:c="2"/>policy = new LessThan("some.property", 15.50);</text:p>
      <text:p text:style-name="Standard"/>
      <text:p text:style-name="Standard">XML Element: <text:span text:style-name="T1">&lt;LessThan&gt;</text:span></text:p>
      <text:p text:style-name="Standard">Nested elements:</text:p>
      <text:p text:style-name="Standard"><text:s text:c="2"/>&lt;Property&gt; : name of a node property, min = 1, max = 1</text:p>
      <text:p text:style-name="Standard"><text:s text:c="2"/>&lt;Value&gt; : value to compare with, min = 1, max = 1</text:p>
      <text:p text:style-name="Standard">Usage:</text:p>
      <text:p text:style-name="Code_20_block"><text:s text:c="2"/>&lt;LessThan&gt;</text:p>
      <text:p text:style-name="Code_20_block"><text:s text:c="4"/>&lt;Property&gt;some.property&lt;/Property&gt;</text:p>
      <text:p text:style-name="Code_20_block"><text:s text:c="4"/>&lt;Value&gt;15.50&lt;/Value&gt;</text:p>
      <text:p text:style-name="Code_20_block"><text:s text:c="2"/>&lt;/LessThan&gt;</text:p>
      <text:list xml:id="list26335466" text:continue-numbering="true" text:style-name="Outline">
        <text:list-item>
          <text:list>
            <text:list-item>
              <text:list>
                <text:list-item>
                  <text:h text:style-name="Heading_20_3" text:outline-level="3">AtMost</text:h>
                </text:list-item>
              </text:list>
            </text:list-item>
          </text:list>
        </text:list-item>
      </text:list>
      <text:p text:style-name="Standard">Performs a test of type ''property_value&lt;= value''</text:p>
      <text:p text:style-name="Standard">The value can only be numeric.</text:p>
      <text:p text:style-name="Standard"/>
      <text:p text:style-name="Standard">Class name: <text:span text:style-name="T1">org.jppf.node.policy.AtMost</text:span></text:p>
      <text:p text:style-name="Standard">Constructor:</text:p>
      <text:p text:style-name="Code_20_block"><text:s text:c="2"/>AtMost(String propertyName, double value)</text:p>
      <text:p text:style-name="Standard">Usage:</text:p>
      <text:p text:style-name="Code_20_block"><text:s text:c="2"/>policy = new AtMost("some.property", 15.49);</text:p>
      <text:p text:style-name="Standard"/>
      <text:p text:style-name="Standard">XML Element: <text:span text:style-name="T1">&lt;AtMost&gt;</text:span></text:p>
      <text:p text:style-name="Standard">Nested elements:</text:p>
      <text:p text:style-name="Standard"><text:s text:c="2"/>&lt;Property&gt; : name of a node property, min = 1, max = 1</text:p>
      <text:p text:style-name="Standard"><text:s text:c="2"/>&lt;Value&gt; : value to compare with, min = 1, max = 1</text:p>
      <text:p text:style-name="Standard">Usage:</text:p>
      <text:p text:style-name="Code_20_block"><text:s text:c="2"/>&lt;AtMost&gt;</text:p>
      <text:p text:style-name="Code_20_block"><text:s text:c="4"/>&lt;Property&gt;some.property&lt;/Property&gt;</text:p>
      <text:p text:style-name="Code_20_block"><text:s text:c="4"/>&lt;Value&gt;15.49&lt;/Value&gt;</text:p>
      <text:p text:style-name="Code_20_block"><text:s text:c="2"/>&lt;/AtMost&gt;</text:p>
      <text:list xml:id="list26334244" text:continue-numbering="true" text:style-name="Outline">
        <text:list-item>
          <text:list>
            <text:list-item>
              <text:list>
                <text:list-item>
                  <text:h text:style-name="Heading_20_3" text:outline-level="3">MoreThan</text:h>
                </text:list-item>
              </text:list>
            </text:list-item>
          </text:list>
        </text:list-item>
      </text:list>
      <text:p text:style-name="Standard">Performs a test of type ''property_value &gt; value''</text:p>
      <text:p text:style-name="Standard">The value can only be numeric.</text:p>
      <text:p text:style-name="Standard"/>
      <text:p text:style-name="Standard">Class name: <text:span text:style-name="T1">org.jppf.node.policy.MoreThan</text:span></text:p>
      <text:p text:style-name="Standard">Constructor:</text:p>
      <text:p text:style-name="Code_20_block"><text:s text:c="2"/>MoreThan(String propertyName, double value)</text:p>
      <text:p text:style-name="Standard">Usage:</text:p>
      <text:p text:style-name="Code_20_block"><text:s text:c="2"/>policy = new MoreThan("some.property", 15.50);</text:p>
      <text:p text:style-name="Standard"/>
      <text:p text:style-name="Standard">XML Element: <text:span text:style-name="T1">&lt;MoreThan&gt;</text:span></text:p>
      <text:p text:style-name="Standard">Nested elements:</text:p>
      <text:p text:style-name="Standard"><text:s text:c="2"/>&lt;Property&gt; : name of a node property, min = 1, max = 1</text:p>
      <text:p text:style-name="Standard"><text:s text:c="2"/>&lt;Value&gt; : value to compare with, min = 1, max = 1</text:p>
      <text:p text:style-name="Standard">Usage:</text:p>
      <text:p text:style-name="Code_20_block"><text:s text:c="2"/>&lt;MoreThan&gt;</text:p>
      <text:p text:style-name="Code_20_block"><text:s text:c="4"/>&lt;Property&gt;some.property&lt;/Property&gt;</text:p>
      <text:p text:style-name="Code_20_block"><text:s text:c="4"/>&lt;Value&gt;15.50&lt;/Value&gt;</text:p>
      <text:p text:style-name="Code_20_block"><text:s text:c="2"/>&lt;/MoreThan&gt;</text:p>
      <text:list xml:id="list26321538" text:continue-numbering="true" text:style-name="Outline">
        <text:list-item>
          <text:list>
            <text:list-item>
              <text:list>
                <text:list-item>
                  <text:h text:style-name="Heading_20_3" text:outline-level="3">AtLeast</text:h>
                </text:list-item>
              </text:list>
            </text:list-item>
          </text:list>
        </text:list-item>
      </text:list>
      <text:p text:style-name="Standard">Performs a test of type ''property_value &gt;= value''</text:p>
      <text:p text:style-name="Standard">The value can only be numeric.</text:p>
      <text:p text:style-name="Standard"/>
      <text:p text:style-name="Standard">Class name: <text:span text:style-name="T1">org.jppf.node.policy.AtLeast</text:span></text:p>
      <text:p text:style-name="Standard">Constructor:</text:p>
      <text:p text:style-name="Code_20_block"><text:s text:c="2"/>AtLeast(String propertyName, double value)</text:p>
      <text:p text:style-name="Standard">Usage:</text:p>
      <text:p text:style-name="Code_20_block"><text:s text:c="2"/>policy = new AtLeast("some.property", 15.51);</text:p>
      <text:p text:style-name="Standard"><text:soft-page-break/></text:p>
      <text:p text:style-name="Standard">XML Element: <text:span text:style-name="T1">&lt;AtLeast&gt;</text:span></text:p>
      <text:p text:style-name="Standard">Nested elements:</text:p>
      <text:p text:style-name="Standard"><text:s text:c="2"/>&lt;Property&gt; : name of a node property, min = 1, max = 1</text:p>
      <text:p text:style-name="Standard"><text:s text:c="2"/>&lt;Value&gt; : value to compare with, min = 1, max = 1</text:p>
      <text:p text:style-name="Standard">Usage:</text:p>
      <text:p text:style-name="Code_20_block"><text:s text:c="2"/>&lt;AtLeast&gt;</text:p>
      <text:p text:style-name="Code_20_block"><text:s text:c="4"/>&lt;Property&gt;some.property&lt;/Property&gt;</text:p>
      <text:p text:style-name="Code_20_block"><text:s text:c="4"/>&lt;Value&gt;15.51&lt;/Value&gt;</text:p>
      <text:p text:style-name="Code_20_block"><text:s text:c="2"/>&lt;/AtLeast&gt;</text:p>
      <text:list xml:id="list26344179" text:continue-numbering="true" text:style-name="Outline">
        <text:list-item>
          <text:list>
            <text:list-item>
              <text:list>
                <text:list-item>
                  <text:h text:style-name="Heading_20_3" text:outline-level="3">BetweenII</text:h>
                </text:list-item>
              </text:list>
            </text:list-item>
          </text:list>
        </text:list-item>
      </text:list>
      <text:p text:style-name="Standard">Performs a test of type ''property_value in [a, b]'' (range interval with lower and upper bounds included)</text:p>
      <text:p text:style-name="Standard">The values a and b can only be numeric.</text:p>
      <text:p text:style-name="Standard"/>
      <text:p text:style-name="Standard">Class name: <text:span text:style-name="T1">org.jppf.node.policy.BetweenII</text:span></text:p>
      <text:p text:style-name="Standard">Constructor:</text:p>
      <text:p text:style-name="Code_20_block"><text:s text:c="2"/>BetweenII(String propertyName, double a, double b)</text:p>
      <text:p text:style-name="Standard">Usage:</text:p>
      <text:p text:style-name="Code_20_block"><text:s text:c="2"/>policy = new BetweenII("some.property", 1.5, 3.0);</text:p>
      <text:p text:style-name="Standard"/>
      <text:p text:style-name="Standard">XML Element: <text:span text:style-name="T1">&lt;BetweenII&gt;</text:span></text:p>
      <text:p text:style-name="Standard">Nested elements:</text:p>
      <text:p text:style-name="Standard"><text:s text:c="2"/>&lt;Property&gt; : name of a node property, min = 1, max = 1</text:p>
      <text:p text:style-name="Standard"><text:s text:c="2"/>&lt;Value&gt; : the bounds of the interval, min = 2, max = 2</text:p>
      <text:p text:style-name="Standard">Usage:</text:p>
      <text:p text:style-name="Code_20_block"><text:s text:c="2"/>&lt;BetweenII&gt;</text:p>
      <text:p text:style-name="Code_20_block"><text:s text:c="4"/>&lt;Property&gt;some.property&lt;/Property&gt;</text:p>
      <text:p text:style-name="Code_20_block"><text:s text:c="4"/>&lt;Value&gt;1.5&lt;/Value&gt;</text:p>
      <text:p text:style-name="Code_20_block"><text:s text:c="4"/>&lt;Value&gt;3.0&lt;/Value&gt;</text:p>
      <text:p text:style-name="Code_20_block"><text:s text:c="2"/>&lt;/BetweenII&gt;</text:p>
      <text:list xml:id="list26336254" text:continue-numbering="true" text:style-name="Outline">
        <text:list-item>
          <text:list>
            <text:list-item>
              <text:list>
                <text:list-item>
                  <text:h text:style-name="Heading_20_3" text:outline-level="3">BetweenIE</text:h>
                </text:list-item>
              </text:list>
            </text:list-item>
          </text:list>
        </text:list-item>
      </text:list>
      <text:p text:style-name="Standard">Performs a test of type “property_value in [a, b[“ (lower bound included, upper bound excluded)</text:p>
      <text:p text:style-name="Standard">The values a and b can only be numeric.</text:p>
      <text:p text:style-name="Standard"/>
      <text:p text:style-name="Standard">Class name: <text:span text:style-name="T1">org.jppf.node.policy.BetweenIE</text:span></text:p>
      <text:p text:style-name="Standard">Constructor:</text:p>
      <text:p text:style-name="Code_20_block"><text:s text:c="2"/>BetweenIE(String propertyName, double a, double b)</text:p>
      <text:p text:style-name="Standard">Usage:</text:p>
      <text:p text:style-name="Code_20_block"><text:s text:c="2"/>policy = new BetweenIE("some.property", 1.5, 3.0);</text:p>
      <text:p text:style-name="Standard"/>
      <text:p text:style-name="Standard">XML Element: <text:span text:style-name="T1">&lt;BetweenIE&gt;</text:span></text:p>
      <text:p text:style-name="Standard">Nested elements:</text:p>
      <text:p text:style-name="Standard"><text:s text:c="2"/>&lt;Property&gt; : name of a node property, min = 1, max = 1</text:p>
      <text:p text:style-name="Standard"><text:s text:c="2"/>&lt;Value&gt; : the bounds of the interval, min = 2, max = 2</text:p>
      <text:p text:style-name="Standard">Usage:</text:p>
      <text:p text:style-name="Code_20_block"><text:s text:c="2"/>&lt;BetweenIE&gt;</text:p>
      <text:p text:style-name="Code_20_block"><text:s text:c="4"/>&lt;Property&gt;some.property&lt;/Property&gt;</text:p>
      <text:p text:style-name="Code_20_block"><text:s text:c="4"/>&lt;Value&gt;1.5&lt;/Value&gt;</text:p>
      <text:p text:style-name="Code_20_block"><text:s text:c="4"/>&lt;Value&gt;3.0&lt;/Value&gt;</text:p>
      <text:p text:style-name="Code_20_block"><text:s text:c="2"/>&lt;/BetweenIE&gt;</text:p>
      <text:list xml:id="list26352394" text:continue-numbering="true" text:style-name="Outline">
        <text:list-item>
          <text:list>
            <text:list-item>
              <text:list>
                <text:list-item>
                  <text:h text:style-name="Heading_20_3" text:outline-level="3">BetweenEI</text:h>
                </text:list-item>
              </text:list>
            </text:list-item>
          </text:list>
        </text:list-item>
      </text:list>
      <text:p text:style-name="Standard">Performs a test of type “property_value in ]a, b]” (lower bound excluded, upper bound included)</text:p>
      <text:p text:style-name="Standard">The values a and b can only be numeric.</text:p>
      <text:p text:style-name="Standard"/>
      <text:p text:style-name="Standard">Class name: <text:span text:style-name="T1">org.jppf.node.policy.BetweenEI</text:span></text:p>
      <text:p text:style-name="Standard">Constructor:</text:p>
      <text:p text:style-name="Code_20_block"><text:s text:c="2"/>BetweenEI(String propertyName, double a, double b)</text:p>
      <text:p text:style-name="Standard">Usage:</text:p>
      <text:p text:style-name="Code_20_block"><text:s text:c="2"/>policy = new BetweenEI("some.property", 1.5, 3.0);</text:p>
      <text:p text:style-name="Standard"/>
      <text:p text:style-name="Standard">XML Element: <text:span text:style-name="T1">&lt;BetweenEI&gt;</text:span></text:p>
      <text:p text:style-name="Standard">Nested elements:</text:p>
      <text:p text:style-name="Standard"><text:s text:c="2"/>&lt;Property&gt; : name of a node property, min = 1, max = 1</text:p>
      <text:p text:style-name="Standard"><text:soft-page-break/><text:s text:c="2"/>&lt;Value&gt; : the bounds of the interval, min = 2, max = 2</text:p>
      <text:p text:style-name="Standard">Usage:</text:p>
      <text:p text:style-name="Code_20_block"><text:s text:c="2"/>&lt;BetweenEI&gt;</text:p>
      <text:p text:style-name="Code_20_block"><text:s text:c="4"/>&lt;Property&gt;some.property&lt;/Property&gt;</text:p>
      <text:p text:style-name="Code_20_block"><text:s text:c="4"/>&lt;Value&gt;1.5&lt;/Value&gt;</text:p>
      <text:p text:style-name="Code_20_block"><text:s text:c="4"/>&lt;Value&gt;3.0&lt;/Value&gt;</text:p>
      <text:p text:style-name="Code_20_block"><text:s text:c="2"/>&lt;/BetweenEI&gt;</text:p>
      <text:list xml:id="list26350543" text:continue-numbering="true" text:style-name="Outline">
        <text:list-item>
          <text:list>
            <text:list-item>
              <text:list>
                <text:list-item>
                  <text:h text:style-name="Heading_20_3" text:outline-level="3">BetweenEE</text:h>
                </text:list-item>
              </text:list>
            </text:list-item>
          </text:list>
        </text:list-item>
      </text:list>
      <text:p text:style-name="Standard">Performs a test of type “property_value in ]a, b[“ (lower and upper bounds excluded)</text:p>
      <text:p text:style-name="Standard">The values a and b can only be numeric.</text:p>
      <text:p text:style-name="Standard"/>
      <text:p text:style-name="Standard">Class name: <text:span text:style-name="T1">org.jppf.node.policy.BetweenEE</text:span></text:p>
      <text:p text:style-name="Standard">Constructor:</text:p>
      <text:p text:style-name="Code_20_block"><text:s text:c="2"/>BetweenEE(String propertyName, double a, double b)</text:p>
      <text:p text:style-name="Standard">Usage:</text:p>
      <text:p text:style-name="Code_20_block"><text:s text:c="2"/>policy = new BetweenEE("some.property", 1.5, 3.0);</text:p>
      <text:p text:style-name="Standard"/>
      <text:p text:style-name="Standard">XML Element: <text:span text:style-name="T1">&lt;BetweenEE&gt;</text:span></text:p>
      <text:p text:style-name="Standard">Nested elements:</text:p>
      <text:p text:style-name="Standard"><text:s text:c="2"/>&lt;Property&gt; : name of a node property, min = 1, max = 1</text:p>
      <text:p text:style-name="Standard"><text:s text:c="2"/>&lt;Value&gt; : the bounds of the interval, min = 2, max = 2</text:p>
      <text:p text:style-name="Standard">Usage:</text:p>
      <text:p text:style-name="Code_20_block"><text:s text:c="2"/>&lt;BetweenEE&gt;</text:p>
      <text:p text:style-name="Code_20_block"><text:s text:c="4"/>&lt;Property&gt;some.property&lt;/Property&gt;</text:p>
      <text:p text:style-name="Code_20_block"><text:s text:c="4"/>&lt;Value&gt;1.5&lt;/Value&gt;</text:p>
      <text:p text:style-name="Code_20_block"><text:s text:c="4"/>&lt;Value&gt;3.0&lt;/Value&gt;</text:p>
      <text:p text:style-name="Code_20_block"><text:s text:c="2"/>&lt;/BetweenEE&gt;</text:p>
      <text:list xml:id="list26325616" text:continue-numbering="true" text:style-name="Outline">
        <text:list-item>
          <text:list>
            <text:list-item>
              <text:list>
                <text:list-item>
                  <text:h text:style-name="Heading_20_3" text:outline-level="3">Contains</text:h>
                </text:list-item>
              </text:list>
            </text:list-item>
          </text:list>
        </text:list-item>
      </text:list>
      <text:p text:style-name="Standard">Performs a test of type “'property_value contains substring”</text:p>
      <text:p text:style-name="Standard">The value can be only a string. <text:s text:c="5"/></text:p>
      <text:p text:style-name="Standard"/>
      <text:p text:style-name="Standard">Class name: <text:span text:style-name="T1">org.jppf.node.policy.Contains</text:span></text:p>
      <text:p text:style-name="Standard">Constructor:</text:p>
      <text:p text:style-name="Code_20_block"><text:s text:c="2"/>Contains(String propertyName, boolean ignoreCase, String value)</text:p>
      <text:p text:style-name="Standard">Usage:</text:p>
      <text:p text:style-name="Code_20_block"><text:s text:c="2"/>policy = new Contains("some.property", true, "some_substring");</text:p>
      <text:p text:style-name="Standard"/>
      <text:p text:style-name="Standard">XML Element: <text:span text:style-name="T1">&lt;Contains&gt;</text:span></text:p>
      <text:p text:style-name="Standard">Attribute: ignoreCase: one of "true" or "false", optional, defaults to "false"</text:p>
      <text:p text:style-name="Standard">Nested elements:</text:p>
      <text:p text:style-name="Standard"><text:s text:c="2"/>&lt;Property&gt; : name of a node property, min = 1, max = 1</text:p>
      <text:p text:style-name="Standard"><text:s text:c="2"/>&lt;Value&gt; : substring to lookup, min = 1, max = 1</text:p>
      <text:p text:style-name="Standard">Usage:</text:p>
      <text:p text:style-name="Code_20_block"><text:s text:c="2"/>&lt;Contains ignoreCase="true"&gt;</text:p>
      <text:p text:style-name="Code_20_block"><text:s text:c="4"/>&lt;Property&gt;some.property&lt;/Property&gt;</text:p>
      <text:p text:style-name="Code_20_block"><text:s text:c="4"/>&lt;Value&gt;some substring&lt;/Value&gt;</text:p>
      <text:p text:style-name="Code_20_block"><text:s text:c="2"/>&lt;/Contains&gt;</text:p>
      <text:list xml:id="list26344366" text:continue-numbering="true" text:style-name="Outline">
        <text:list-item>
          <text:list>
            <text:list-item>
              <text:list>
                <text:list-item>
                  <text:h text:style-name="Heading_20_3" text:outline-level="3">OneOf</text:h>
                </text:list-item>
              </text:list>
            </text:list-item>
          </text:list>
        </text:list-item>
      </text:list>
      <text:p text:style-name="Standard">Performs a test of type “property_value in { A1, ... , An }” (discrete set). </text:p>
      <text:p text:style-name="Standard">The values A1 ... An can be either all strings or all numeric.</text:p>
      <text:p text:style-name="Standard"/>
      <text:p text:style-name="Standard">Class name: <text:span text:style-name="T1">org.jppf.node.policy.OneOf</text:span></text:p>
      <text:p text:style-name="Standard">Constructor:</text:p>
      <text:p text:style-name="Code_20_block"><text:s text:c="2"/>OneOf(String propertyName, boolean ignoreCase, String...values)</text:p>
      <text:p text:style-name="Code_20_block"><text:s text:c="2"/>OneOf(String propertyName, double...values)</text:p>
      <text:p text:style-name="Standard">Usage:</text:p>
      <text:p text:style-name="Code_20_block"><text:s text:c="2"/>policy = new OneOf("user.language", true, "en", "fr", "it");</text:p>
      <text:p text:style-name="Code_20_block"><text:s text:c="2"/>policy = new OneOf("some.property", 1.2, 5.1, 10.3);</text:p>
      <text:p text:style-name="Standard"/>
      <text:p text:style-name="Standard">XML Element: <text:span text:style-name="T1">&lt;OneOf&gt;</text:span></text:p>
      <text:p text:style-name="Standard">Attributes:</text:p>
      <text:p text:style-name="Standard"><text:s text:c="2"/>ignoreCase: one of "true" or "false", optional, defaults to "false"</text:p>
      <text:p text:style-name="Standard"><text:s text:c="2"/>valueType: one of "string" or "numeric", optional, defaults to "string"</text:p>
      <text:p text:style-name="Standard"><text:soft-page-break/>Nested elements:</text:p>
      <text:p text:style-name="Standard"><text:s text:c="2"/>&lt;Property&gt; : name of a node property, min = 1, max = 1</text:p>
      <text:p text:style-name="Standard"><text:s text:c="2"/>&lt;Value&gt; : substring to lookup, min = 1, max = unbounded</text:p>
      <text:p text:style-name="Standard">Usage:</text:p>
      <text:p text:style-name="Code_20_block"><text:s text:c="2"/>&lt;OneOf ignoreCase="true"&gt;</text:p>
      <text:p text:style-name="Code_20_block"><text:s text:c="4"/>&lt;Property&gt;user.language&lt;/Property&gt;</text:p>
      <text:p text:style-name="Code_20_block"><text:s text:c="4"/>&lt;Value&gt;en&lt;/Value&gt;</text:p>
      <text:p text:style-name="Code_20_block"><text:s text:c="4"/>&lt;Value&gt;fr&lt;/Value&gt;</text:p>
      <text:p text:style-name="Code_20_block"><text:s text:c="4"/>&lt;Value&gt;it&lt;/Value&gt;</text:p>
      <text:p text:style-name="Code_20_block"><text:s text:c="2"/>&lt;/OneOf&gt;</text:p>
      <text:list xml:id="list26325182" text:continue-numbering="true" text:style-name="Outline">
        <text:list-item>
          <text:list>
            <text:list-item>
              <text:list>
                <text:list-item>
                  <text:h text:style-name="Heading_20_3" text:outline-level="3">RegExp</text:h>
                </text:list-item>
              </text:list>
            </text:list-item>
          </text:list>
        </text:list-item>
      </text:list>
      <text:p text:style-name="Standard">Performs a test of type “property_value matches regular_expression”</text:p>
      <text:p text:style-name="Standard">The regular expression must follow the syntax for the <text:a xlink:type="simple" xlink:href="http://docs.oracle.com/javase/7/docs/api/index.html?java/util/regex/Pattern.html">Java regular expression patterns</text:a>.</text:p>
      <text:p text:style-name="Standard"/>
      <text:p text:style-name="Standard">Class name: <text:span text:style-name="T1">org.jppf.node.policy.RegExp</text:span></text:p>
      <text:p text:style-name="Standard">Constructor:</text:p>
      <text:p text:style-name="Code_20_block"><text:s text:c="2"/>RegExp(String propertyName, String pattern)</text:p>
      <text:p text:style-name="Standard">Usage:</text:p>
      <text:p text:style-name="Code_20_block"><text:s text:c="2"/>policy = new RegExp("some.property", "a*z");</text:p>
      <text:p text:style-name="Standard"/>
      <text:p text:style-name="Standard">XML Element: <text:span text:style-name="T1">&lt;RegExp&gt;</text:span></text:p>
      <text:p text:style-name="Standard">Nested elements:</text:p>
      <text:p text:style-name="Standard"><text:s text:c="2"/>&lt;Property&gt; : name of a node property, min = 1, max = 1</text:p>
      <text:p text:style-name="Standard"><text:s text:c="2"/>&lt;Value&gt; : regular expression pattern to match against, min = 1, max = 1</text:p>
      <text:p text:style-name="Standard">Usage:</text:p>
      <text:p text:style-name="Code_20_block"><text:s text:c="2"/>&lt;RegExp&gt;</text:p>
      <text:p text:style-name="Code_20_block"><text:s text:c="4"/>&lt;Property&gt;some.property&lt;/Property&gt;</text:p>
      <text:p text:style-name="Code_20_block"><text:s text:c="4"/>&lt;Value&gt;a*z&lt;/Value&gt;</text:p>
      <text:p text:style-name="Code_20_block"><text:s text:c="2"/>&lt;/RegExp&gt;</text:p>
      <text:list xml:id="list26320550" text:continue-numbering="true" text:style-name="Outline">
        <text:list-item>
          <text:list>
            <text:list-item>
              <text:list>
                <text:list-item>
                  <text:h text:style-name="Heading_20_3" text:outline-level="3">CustomRule</text:h>
                </text:list-item>
              </text:list>
            </text:list-item>
          </text:list>
        </text:list-item>
      </text:list>
      <text:p text:style-name="Standard">Performs a user-defined test that can be specified in an XML policy document.</text:p>
      <text:p text:style-name="Standard"/>
      <text:p text:style-name="Standard">Class name: subclass of <text:span text:style-name="T1">org.jppf.node.policy.CustomPolicy</text:span></text:p>
      <text:p text:style-name="Standard">Constructor:</text:p>
      <text:p text:style-name="Code_20_block"><text:s text:c="2"/>MySubclassOfCustomPolicy(String...args)</text:p>
      <text:p text:style-name="Standard">Usage:</text:p>
      <text:p text:style-name="Code_20_block"><text:s text:c="2"/>policy = new MySubclassOfCustomPolicy("arg 1", "arg 2", "arg 3");</text:p>
      <text:p text:style-name="Standard"/>
      <text:p text:style-name="Standard">XML Element: <text:span text:style-name="T1">&lt;CustomRule&gt;</text:span></text:p>
      <text:p text:style-name="Standard">Attribute: class: fully qualified name of a policy class, required</text:p>
      <text:p text:style-name="Standard">Nested element: &lt;Arg&gt; : custom rule parameters, min = 0, max = unbounded</text:p>
      <text:p text:style-name="Standard">Usage:</text:p>
      <text:p text:style-name="Code_20_block"><text:s text:c="2"/>&lt;CustomRule class="my.sample.MySubclassOfCustomPolicy"&gt;</text:p>
      <text:p text:style-name="Code_20_block"><text:s text:c="4"/>&lt;Arg&gt;arg 1&lt;/Arg&gt;</text:p>
      <text:p text:style-name="Code_20_block"><text:s text:c="4"/>&lt;Arg&gt;arg 2&lt;/Arg&gt;</text:p>
      <text:p text:style-name="Code_20_block"><text:s text:c="4"/>&lt;Arg&gt;arg 3&lt;/Arg&gt;</text:p>
      <text:p text:style-name="Code_20_block"><text:s text:c="2"/>&lt;/CustomRule&gt;</text:p>
      <text:p text:style-name="Standard"/>
      <text:list xml:id="list26324833" text:continue-numbering="true" text:style-name="Outline">
        <text:list-item>
          <text:list>
            <text:list-item>
              <text:h text:style-name="P10" text:outline-level="2"><text:span text:style-name="T10">Execution policy</text:span> properties</text:h>
              <text:list>
                <text:list-item>
                  <text:h text:style-name="Heading_20_3" text:outline-level="3">Related APIs</text:h>
                </text:list-item>
              </text:list>
            </text:list-item>
          </text:list>
        </text:list-item>
      </text:list>
      <text:p text:style-name="P1">All properties can be obtained using the <text:span text:style-name="Code_20_char">JPPFSystemInformation</text:span> class. This is what is sent to any execution policy object when its <text:a xlink:type="simple" xlink:href="http://www.jppf.org/api/org/jppf/node/policy/ExecutionPolicy.html#accepts(org.jppf.management.JPPFSystemInformation)"><text:span text:style-name="Code_20_char">accepts(JPPFSystemInformation)</text:span></text:a> method is called to evaluate the policy against a specific node <text:span text:style-name="T11">or driver connection</text:span>. As <text:span text:style-name="Code_20_char">JPPFSystemInformation</text:span> encapsulates several sets of properties, the <text:span text:style-name="Code_20_char">ExecutionPolicy</text:span> class provides a method <text:a xlink:type="simple" xlink:href="http://www.jppf.org/api/org/jppf/node/policy/ExecutionPolicy.html#getProperty(org.jppf.management.JPPFSystemInformation,%20java.lang.String)"><text:span text:style-name="Code_20_char">getProperty(JPPFSystemInformation, String)</text:span></text:a> that will lookup a specified property in the following order:</text:p>
      <text:p text:style-name="Standard"/>
      <text:list xml:id="list25571661" text:style-name="Numbering_20_1">
        <text:list-item>
          <text:p text:style-name="P5">in JPPFSystemInformation.get<text:span text:style-name="T15">Uuid</text:span>() : <text:span text:style-name="T15">JPPF uuid and version properties</text:span></text:p>
        </text:list-item>
        <text:list-item>
          <text:p text:style-name="P4">in JPPFSystemInformation.getJppf() : JPPF configuration properties</text:p>
        </text:list-item>
        <text:list-item>
          <text:p text:style-name="P4">in JPPFSystemInformation.getSystem() : system properties</text:p>
        </text:list-item>
        <text:list-item>
          <text:p text:style-name="P4">in JPPFSystemInformation.getEnv() : environment variables</text:p>
        </text:list-item>
        <text:list-item>
          <text:p text:style-name="P4">in JPPFSystemInformation.getNetwork() : IPV4 and IPV6 addresses assigned to the node <text:span text:style-name="T13">or driver</text:span></text:p>
        </text:list-item>
        <text:list-item>
          <text:p text:style-name="P4">in JPPFSystemInformation.getRuntime() : runtime properties</text:p>
        </text:list-item>
        <text:list-item>
          <text:p text:style-name="P4">in JPPFSystemInformation.getStorage() : storage space properties</text:p>
        </text:list-item>
      </text:list>
      <text:list xml:id="list26323146" text:continue-list="list26324833" text:style-name="Outline">
        <text:list-item>
          <text:list>
            <text:list-item>
              <text:list>
                <text:list-item>
                  <text:h text:style-name="P11" text:outline-level="3"><text:span text:style-name="T15">JPPF uuid and version properties</text:span></text:h>
                </text:list-item>
              </text:list>
            </text:list-item>
          </text:list>
        </text:list-item>
      </text:list>
      <text:p text:style-name="Standard"><text:span text:style-name="T15">The following properties are provided:</text:span></text:p>
      <text:p text:style-name="Standard"><text:span text:style-name="T15"/></text:p>
      <text:p text:style-name="P8"><text:span text:style-name="Code_20_char"><text:span text:style-name="T15">jppf.uuid</text:span></text:span><text:span text:style-name="T15"> : the uuid of the node or driver</text:span></text:p>
      <text:p text:style-name="P8"><text:span text:style-name="Code_20_char"><text:span text:style-name="T15">jppf.version.number</text:span></text:span><text:span text:style-name="T15"> : the current JPPF version number</text:span></text:p>
      <text:p text:style-name="P8"><text:span text:style-name="Code_20_char"><text:span text:style-name="T15">jppf.build.number</text:span></text:span><text:span text:style-name="T15"> : the current build number</text:span></text:p>
      <text:p text:style-name="P8"><text:span text:style-name="Code_20_char"><text:span text:style-name="T15">jppf.build.date</text:span></text:span><text:span text:style-name="T15"> : the build date, including the time zone, in </text:span><text:span text:style-name="T16">the </text:span><text:span text:style-name="T15">format “yyyy-MM-dd hh:mm z”</text:span></text:p>
      <text:p text:style-name="P8"/>
      <text:p text:style-name="P9">Related APIs:</text:p>
      <text:p text:style-name="P9"/>
      <text:p text:style-name="P9"><text:a xlink:type="simple" xlink:href="http://www.jppf.org/api/org/jppf/management/JPPFSystemInformation.html#getUuid()"><text:span text:style-name="Code_20_char"><text:span text:style-name="T1">JPPFSystemInformation.get</text:span></text:span></text:a><text:a xlink:type="simple" xlink:href="http://www.jppf.org/api/org/jppf/management/JPPFSystemInformation.html#getUuid()"><text:span text:style-name="Code_20_char"><text:span text:style-name="T3">Uuid</text:span></text:span></text:a><text:a xlink:type="simple" xlink:href="http://www.jppf.org/api/org/jppf/management/JPPFSystemInformation.html#getUuid()"><text:span text:style-name="Code_20_char"><text:span text:style-name="T1">()</text:span></text:span></text:a></text:p>
      <text:p text:style-name="P9"><text:a xlink:type="simple" xlink:href="http://www.jppf.org/api/org/jppf/utils/VersionUtils.html#getVersion()"><text:span text:style-name="Code_20_char"><text:span text:style-name="T3">VersionUtils.getVersion()</text:span></text:span></text:a></text:p>
      <text:list xml:id="list26331378" text:continue-numbering="true" text:style-name="Outline">
        <text:list-item>
          <text:list>
            <text:list-item>
              <text:list>
                <text:list-item>
                  <text:h text:style-name="Heading_20_3" text:outline-level="3">JPPF configuration properties</text:h>
                </text:list-item>
              </text:list>
            </text:list-item>
          </text:list>
        </text:list-item>
      </text:list>
      <text:p text:style-name="P1">The JPPF properties are all the properties defined in the node's <text:span text:style-name="T9">or </text:span><text:span text:style-name="T14">driver</text:span><text:span text:style-name="T9">'s </text:span>JPPF configuration file, <text:span text:style-name="T9">depending on where the execution policy applies.</text:span></text:p>
      <text:p text:style-name="P6"/>
      <text:p text:style-name="P2"><text:span text:style-name="T9">Additionally, there is one special property “</text:span><text:span text:style-name="T2">jppf.channel.local</text:span><text:span text:style-name="T9">”, which is set internally by JPPF and which determines whether the job executor is a local node (i.e. node local to the driver's JVM) </text:span><text:span text:style-name="T14">when</text:span><text:span text:style-name="T9"> used in a server SLA, or a local executor in the client </text:span><text:span text:style-name="T14">when</text:span><text:span text:style-name="T9"> used in a client SLA. When used in a client SLA, this allows toggling local vs. remote execution on a per-job basis, as in the following example:</text:span></text:p>
      <text:p text:style-name="P7"/>
      <text:p text:style-name="P13"><text:s text:c="2"/>JPPFJob job = ...;</text:p>
      <text:p text:style-name="Code_20_block"><text:span text:style-name="T9"><text:s text:c="2"/></text:span><text:span text:style-name="T8">// allow job execution only in the client-local executor</text:span></text:p>
      <text:p text:style-name="P13"><text:s text:c="2"/>ExecutionPolicy localExecutionPolicy = new Equal("jppf.channel.local", true);</text:p>
      <text:p text:style-name="P13"><text:s text:c="2"/>job.getClientSLA().setExecutionPolicy(localExecutionPolicy);</text:p>
      <text:p text:style-name="Standard"/>
      <text:p text:style-name="Standard">Related APIs:</text:p>
      <text:p text:style-name="Standard"/>
      <text:p text:style-name="Standard"><text:a xlink:type="simple" xlink:href="http://www.jppf.org/api/org/jppf/management/JPPFSystemInformation.html#getJppf()"><text:span text:style-name="Code_20_char"><text:span text:style-name="T1">JPPFSystemInformation.getJppf()</text:span></text:span></text:a></text:p>
      <text:p text:style-name="Standard"><text:a xlink:type="simple" xlink:href="http://www.jppf.org/api/org/jppf/utils/JPPFConfiguration.html#getProperties()"><text:span text:style-name="Code_20_char"><text:span text:style-name="T1">JPPFConfiguration.getProperties()</text:span></text:span></text:a></text:p>
      <text:list xml:id="list26334662" text:continue-numbering="true" text:style-name="Outline">
        <text:list-item>
          <text:list>
            <text:list-item>
              <text:list>
                <text:list-item>
                  <text:h text:style-name="Heading_20_3" text:outline-level="3">System properties</text:h>
                </text:list-item>
              </text:list>
            </text:list-item>
          </text:list>
        </text:list-item>
      </text:list>
      <text:p text:style-name="Standard">The system properties are all the properties accessible through a call to <text:span text:style-name="Code_20_char">System.getProperties()</text:span> including all the -<text:span text:style-name="Code_20_char">Dproperty=value</text:span> definitions in the Java command line.</text:p>
      <text:p text:style-name="Standard"/>
      <text:p text:style-name="Standard">Related APIs:</text:p>
      <text:p text:style-name="Standard"/>
      <text:p text:style-name="Standard"><text:a xlink:type="simple" xlink:href="http://www.jppf.org/api/org/jppf/management/JPPFSystemInformation.html#getSystem()"><text:span text:style-name="Code_20_char"><text:span text:style-name="T1">JPPFSystemInformation.getSystem()</text:span></text:span></text:a></text:p>
      <text:p text:style-name="Standard"><text:a xlink:type="simple" xlink:href="http://www.jppf.org/api/org/jppf/utils/SystemUtils.html#getSystemProperties()"><text:span text:style-name="Code_20_char"><text:span text:style-name="T1">SystemUtils.getSystemProperties()</text:span></text:span></text:a></text:p>
      <text:p text:style-name="Standard"><text:a xlink:type="simple" xlink:href="http://docs.oracle.com/javase/7/docs/api/java/lang/System.html#getProperties()"><text:span text:style-name="Code_20_char"><text:span text:style-name="T1">java.lang.System.getProperties()</text:span></text:span></text:a></text:p>
      <text:list xml:id="list26341408" text:continue-numbering="true" text:style-name="Outline">
        <text:list-item>
          <text:list>
            <text:list-item>
              <text:list>
                <text:list-item>
                  <text:h text:style-name="P12" text:outline-level="3">Environment variables</text:h>
                </text:list-item>
              </text:list>
            </text:list-item>
          </text:list>
        </text:list-item>
      </text:list>
      <text:p text:style-name="Standard">These are the operating system environment variables defined at the time the node's JVM was launched.</text:p>
      <text:p text:style-name="Standard"/>
      <text:p text:style-name="Standard">Related APIs:</text:p>
      <text:p text:style-name="Standard"/>
      <text:p text:style-name="Standard"><text:a xlink:type="simple" xlink:href="http://www.jppf.org/api/org/jppf/management/JPPFSystemInformation.html#getEnv()"><text:span text:style-name="Code_20_char"><text:span text:style-name="T1">JPPFSystemInformation.getEnv()</text:span></text:span></text:a></text:p>
      <text:p text:style-name="Standard"><text:a xlink:type="simple" xlink:href="http://www.jppf.org/api/org/jppf/utils/SystemUtils.html#getEnvironment()"><text:span text:style-name="Code_20_char"><text:span text:style-name="T1">SystemUtils.getEnvironment()</text:span></text:span></text:a></text:p>
      <text:p text:style-name="Standard"><text:a xlink:type="simple" xlink:href="http://docs.oracle.com/javase/7/docs/api/java/lang/System.html#getenv()"><text:span text:style-name="Code_20_char"><text:span text:style-name="T1">java.lang.System.getenv()</text:span></text:span></text:a></text:p>
      <text:list xml:id="list26346639" text:continue-numbering="true" text:style-name="Outline">
        <text:list-item>
          <text:list>
            <text:list-item>
              <text:list>
                <text:list-item>
                  <text:h text:style-name="Heading_20_3" text:outline-level="3">Runtime properties</text:h>
                </text:list-item>
              </text:list>
            </text:list-item>
          </text:list>
        </text:list-item>
      </text:list>
      <text:p text:style-name="Standard">These are properties that can be obtained through a call to the JDK Runtime class.</text:p>
      <text:p text:style-name="Standard"/>
      <text:p text:style-name="Standard">Related APIs:</text:p>
      <text:p text:style-name="Standard"/>
      <text:p text:style-name="Standard"><text:a xlink:type="simple" xlink:href="http://www.jppf.org/api/org/jppf/management/JPPFSystemInformation.html#getRuntime()"><text:span text:style-name="Code_20_char"><text:span text:style-name="T1">JPPFSystemInformation.getRuntime()</text:span></text:span></text:a></text:p>
      <text:p text:style-name="Standard"><text:a xlink:type="simple" xlink:href="http://www.jppf.org/api/org/jppf/utils/SystemUtils.html#getRuntimeInformation()"><text:span text:style-name="Code_20_char"><text:span text:style-name="T1">SystemUtils.getRuntimeInformation()</text:span></text:span></text:a></text:p>
      <text:p text:style-name="Standard"><text:a xlink:type="simple" xlink:href="http://docs.oracle.com/javase/7/docs/api/index.html?java/lang/Runtime.html"><text:span text:style-name="Code_20_char"><text:span text:style-name="T1">java.lang.Runtime</text:span></text:span></text:a></text:p>
      <text:p text:style-name="Standard"/>
      <text:p text:style-name="Standard">List of properties:</text:p>
      <text:p text:style-name="Standard"/>
      <text:p text:style-name="Standard"><text:span text:style-name="Code_20_char">availableProcessors</text:span> : number of processors available to the JVM</text:p>
      <text:p text:style-name="Standard"><text:span text:style-name="Code_20_char">freeMemory</text:span> : estimated free JVM heap memory, in bytes</text:p>
      <text:p text:style-name="Standard"><text:span text:style-name="Code_20_char">totalMemory</text:span> : estimated total JVM heap memory, in bytes</text:p>
      <text:p text:style-name="Standard"><text:span text:style-name="Code_20_char">maxMemory</text:span> : maximum JVM heap memory, in bytes, equivalent to the value defined through the <text:span text:style-name="Code_20_char">-Xmx</text:span> JVM flag</text:p>
      <text:p text:style-name="Standard"/>
      <text:p text:style-name="P1"><text:span text:style-name="T4">Note</text:span>: <text:span text:style-name="Code_20_char"><text:span text:style-name="T6">totalMemory</text:span></text:span><text:span text:style-name="T5"> and </text:span><text:span text:style-name="Code_20_char"><text:span text:style-name="T6">freeMemory</text:span></text:span><text:span text:style-name="T5"> are the values taken when the node first connected to the JPPF server. They </text:span><text:span text:style-name="T5">may have changed subsequently and should therefore only be used with appropriate precautions</text:span>.</text:p>
      <text:list xml:id="list26340089" text:continue-numbering="true" text:style-name="Outline">
        <text:list-item>
          <text:list>
            <text:list-item>
              <text:list>
                <text:list-item>
                  <text:h text:style-name="Heading_20_3" text:outline-level="3">Network properties</text:h>
                </text:list-item>
              </text:list>
            </text:list-item>
          </text:list>
        </text:list-item>
      </text:list>
      <text:p text:style-name="Standard">These properties enumerate all IPV4 and IPV6 addresses assigned to the JPPF node's host.</text:p>
      <text:p text:style-name="Standard"/>
      <text:p text:style-name="Standard">Related APIs:</text:p>
      <text:p text:style-name="Standard"/>
      <text:p text:style-name="Standard"><text:a xlink:type="simple" xlink:href="http://www.jppf.org/api/org/jppf/management/JPPFSystemInformation.html#getNetwork()"><text:span text:style-name="Code_20_char"><text:span text:style-name="T1">JPPFSystemInformation.getNetwork()</text:span></text:span></text:a></text:p>
      <text:p text:style-name="Standard"><text:a xlink:type="simple" xlink:href="http://www.jppf.org/api/org/jppf/utils/SystemUtils.html#getNetwork()"><text:span text:style-name="Code_20_char"><text:span text:style-name="T1">SystemUtils.getNetwork()</text:span></text:span></text:a></text:p>
      <text:p text:style-name="Standard"><text:a xlink:type="simple" xlink:href="http://docs.oracle.com/javase/7/docs/api/index.html?java/net/NetworkInterface.html"><text:span text:style-name="Code_20_char"><text:span text:style-name="T1">java.net.NetworkInterface</text:span></text:span></text:a></text:p>
      <text:p text:style-name="Standard"/>
      <text:p text:style-name="Standard">List of properties:</text:p>
      <text:p text:style-name="Standard"/>
      <text:p text:style-name="Standard"><text:span text:style-name="Code_20_char">ipv4.addresses</text:span> : space-separated list of IPV4 addresses with associated host in the format ipv4_address|host_name</text:p>
      <text:p text:style-name="Standard"><text:span text:style-name="Code_20_char">ipv6.addresses</text:span> : space-separated list of IPV6 addresses with associated host in the format ipv6_address|host_name</text:p>
      <text:p text:style-name="Standard"/>
      <text:p text:style-name="Standard">Example:</text:p>
      <text:p text:style-name="Standard"/>
      <text:p text:style-name="Code_20_block"><text:s text:c="2"/>ipv4.addresses = 192.168.121.3|www.myhost.com 127.0.0.1|localhost 254.169.0.12|</text:p>
      <text:p text:style-name="Code_20_block"><text:s text:c="2"/>ipv6.addresses = 2001:0db8:85a3:08d3:1319:8a2e:0370:7334|www.myhost.com</text:p>
      <text:p text:style-name="Standard"/>
      <text:p text:style-name="Standard">Note: when a host name cannot be resolved, the right-hand part of the address, on the right of the "|" (pipe character) will be empty</text:p>
      <text:list xml:id="list26321416" text:continue-numbering="true" text:style-name="Outline">
        <text:list-item>
          <text:list>
            <text:list-item>
              <text:list>
                <text:list-item>
                  <text:h text:style-name="Heading_20_3" text:outline-level="3">Storage properties</text:h>
                </text:list-item>
              </text:list>
            </text:list-item>
          </text:list>
        </text:list-item>
      </text:list>
      <text:p text:style-name="Standard">These properties provide storage space information about the node's file system. This is an enumeration of the file system roots with associated information such as root name and storage space informat<text:span text:style-name="T12">i</text:span>on. The storage space information is only available with Java 1.6 or later, as the related APIs did not exist before this version.</text:p>
      <text:p text:style-name="Standard"/>
      <text:p text:style-name="Standard">Related APIs:</text:p>
      <text:p text:style-name="Standard"/>
      <text:p text:style-name="Standard"><text:a xlink:type="simple" xlink:href="http://www.jppf.org/api/org/jppf/management/JPPFSystemInformation.html#getStorage()"><text:span text:style-name="Code_20_char"><text:span text:style-name="T1">JPPFSystemInformation.getStorage()</text:span></text:span></text:a></text:p>
      <text:p text:style-name="Standard"><text:a xlink:type="simple" xlink:href="http://www.jppf.org/api/org/jppf/utils/SystemUtils.html#getStorageInformation()"><text:span text:style-name="Code_20_char"><text:span text:style-name="T1">SystemUtils.getStorageInformation()</text:span></text:span></text:a></text:p>
      <text:p text:style-name="Standard"><text:a xlink:type="simple" xlink:href="http://docs.oracle.com/javase/7/docs/api/java/io/File.html#getFreeSpace()"><text:span text:style-name="Code_20_char"><text:span text:style-name="T1">File.getFreeSpace()</text:span></text:span></text:a></text:p>
      <text:p text:style-name="Standard"><text:a xlink:type="simple" xlink:href="http://docs.oracle.com/javase/7/docs/api/java/io/File.html#getTotalSpace()"><text:span text:style-name="Code_20_char"><text:span text:style-name="T1">File.getTotalSpace()</text:span></text:span></text:a></text:p>
      <text:p text:style-name="Standard"><text:a xlink:type="simple" xlink:href="http://docs.oracle.com/javase/7/docs/api/java/io/File.html#getUsableSpace()"><text:span text:style-name="Code_20_char"><text:span text:style-name="T1">File.getUsableSpace()</text:span></text:span></text:a></text:p>
      <text:p text:style-name="Standard"/>
      <text:p text:style-name="Standard"><text:soft-page-break/>List of properties:</text:p>
      <text:p text:style-name="Standard"/>
      <text:p text:style-name="Standard"><text:span text:style-name="Code_20_char">host.roots.names = root_name_0 ... root_name_n-1</text:span> : the names of all accessible file system roots</text:p>
      <text:p text:style-name="Standard"><text:span text:style-name="Code_20_char">host.roots.number = n</text:span> : the number of accessible file system roots</text:p>
      <text:p text:style-name="P3">For each root i:</text:p>
      <text:p text:style-name="Standard"><text:span text:style-name="Code_20_char">root.i.name = root_name</text:span> : for instance "C:\" on Windows or "/" on Unix</text:p>
      <text:p text:style-name="Standard"><text:span text:style-name="Code_20_char">root.i.space.free = space_in_bytes</text:span> : current free space for the root (Java 1.6 or later)</text:p>
      <text:p text:style-name="Standard"><text:span text:style-name="Code_20_char">root.i.space.total = space_in_bytes</text:span> : total space for the root (Java 1.6 or later)</text:p>
      <text:p text:style-name="Standard"><text:span text:style-name="Code_20_char">root.i.space.usable = space_in_bytes</text:span> : space available to the user the JVM is running under (Java 1.6 or later)</text:p>
      <text:p text:style-name="Standard"/>
      <text:p text:style-name="Standard">Example:</text:p>
      <text:p text:style-name="Standard"/>
      <text:p text:style-name="Code_20_block"><text:s text:c="2"/>host.roots.names = C:\ D:\</text:p>
      <text:p text:style-name="Code_20_block"><text:s text:c="2"/>host.roots.number = 2</text:p>
      <text:p text:style-name="Code_20_block"><text:s text:c="2"/>root.0.name = C:\ </text:p>
      <text:p text:style-name="Code_20_block"><text:s text:c="2"/>root.0.space.free = 921802928128</text:p>
      <text:p text:style-name="Code_20_block"><text:s text:c="2"/>root.0.space.total = 984302772224</text:p>
      <text:p text:style-name="Code_20_block"><text:s text:c="2"/>root.0.space.usable = 921802928128</text:p>
      <text:p text:style-name="Code_20_block"><text:s text:c="2"/>root.1.name = D:\</text:p>
      <text:p text:style-name="Code_20_block"><text:s text:c="2"/>root.1.space.free = 2241486848</text:p>
      <text:p text:style-name="Code_20_block"><text:s text:c="2"/>root.1.space.total = 15899463680</text:p>
      <text:p text:style-name="Code_20_block"><text:s text:c="2"/>root.1.space.usable = 2241486848</text:p>
      <text:p text:style-name="Standard"/>
      <text:list xml:id="list26344873" text:continue-numbering="true" text:style-name="Outline">
        <text:list-item>
          <text:list>
            <text:list-item>
              <text:h text:style-name="P10" text:outline-level="2">Execution policy XML schema</text:h>
            </text:list-item>
          </text:list>
        </text:list-item>
      </text:list>
      <text:p text:style-name="Standard"/>
      <text:p text:style-name="Code_20_block"><text:s text:c="2"/>&lt;?xml version="1.0" encoding="UTF-8"?&gt;<text:line-break/> <text:s/><text:line-break/> <text:s/><text:span text:style-name="T7">&lt;!--<text:line-break/> <text:s text:c="3"/>JPPF.<text:line-break/> <text:s text:c="4"/>Copyright (C) 2005-2010 JPPF Team. <text:line-break/> <text:s text:c="3"/>http://www.jppf.org<text:line-break/> <text:s/><text:line-break/> <text:s text:c="3"/>Licensed under the Apache License, Version 2.0 (the "License");<text:line-break/> <text:s text:c="3"/>you may not use this file except in compliance with the License.<text:line-break/> <text:s text:c="3"/>You may obtain a copy of the License at<text:line-break/> <text:s/><text:line-break/> <text:s text:c="6"/>http://www.apache.org/licenses/LICENSE-2.0<text:line-break/> <text:s/><text:line-break/> <text:s text:c="3"/>Unless required by applicable law or agreed to in writing, software<text:line-break/> <text:s text:c="3"/>distributed under the License is distributed on an "AS IS" BASIS,<text:line-break/> <text:s text:c="3"/>WITHOUT WARRANTIES OR CONDITIONS OF ANY KIND, either express or implied.<text:line-break/> <text:s text:c="3"/>See the License for the specific language governing permissions and<text:line-break/> <text:s text:c="3"/>limitations under the License.<text:line-break/> <text:s/>--&gt;</text:span><text:line-break/> <text:s/><text:line-break/> <text:s/>&lt;schema xmlns="http://www.w3.org/2001/XMLSchema"<text:line-break/> <text:s text:c="3"/>xmlns:jppf="http://www.jppf.org/schemas/ExecutionPolicy.xsd"<text:line-break/> <text:s text:c="3"/>targetNamespace="http://www.jppf.org/schemas/ExecutionPolicy.xsd"<text:line-break/> <text:s text:c="3"/>elementFormDefault="unqualified"<text:line-break/> <text:s text:c="3"/>attributeFormDefault="unqualified"</text:p>
      <text:p text:style-name="Code_20_block"><text:s text:c="2"/>&gt;<text:line-break/> <text:s/><text:line-break/> <text:s text:c="3"/>&lt;element name="ExecutionPolicy" type="jppf:OneRuleType"/&gt;<text:line-break/> <text:s/><text:line-break/> <text:s text:c="3"/>&lt;group name="Rule"&gt;<text:line-break/> <text:s text:c="5"/>&lt;choice&gt;<text:line-break/> <text:s text:c="7"/>&lt;element name="NOT" type="jppf:OneRuleType"/&gt;<text:line-break/> <text:s text:c="7"/>&lt;element name="AND" type="jppf:TwoOrMoreRulesType"/&gt;<text:line-break/> <text:s text:c="7"/>&lt;element name="OR" type="jppf:TwoOrMoreRulesType"/&gt;<text:line-break/> <text:s text:c="7"/>&lt;element name="XOR" type="jppf:TwoOrMoreRulesType"/&gt;<text:line-break/> <text:s text:c="7"/>&lt;element name="LessThan" type="jppf:Numeric2Type"/&gt;<text:line-break/> <text:s text:c="7"/>&lt;element name="AtMost" type="jppf:Numeric2Type"/&gt;<text:line-break/> <text:s text:c="7"/>&lt;element name="MoreThan" type="jppf:Numeric2Type"/&gt;<text:line-break/> <text:s text:c="7"/>&lt;element name="AtLeast" type="jppf:Numeric2Type"/&gt;<text:line-break/> <text:s text:c="7"/>&lt;element name="BetweenII" type="jppf:Numeric3Type"/&gt;<text:line-break/> <text:s text:c="7"/>&lt;element name="BetweenIE" type="jppf:Numeric3Type"/&gt;<text:line-break/> <text:s text:c="7"/>&lt;element name="BetweenEI" type="jppf:Numeric3Type"/&gt;<text:line-break/> <text:s text:c="7"/>&lt;element name="BetweenEE" type="jppf:Numeric3Type"/&gt;<text:line-break/> <text:s text:c="7"/>&lt;element name="Equal" type="jppf:EqualType"/&gt;<text:line-break/> <text:s text:c="7"/>&lt;element name="Contains" type="jppf:ContainsType"/&gt;<text:line-break/> <text:s text:c="7"/>&lt;element name="OneOf" type="jppf:OneOfType"/&gt;<text:line-break/> <text:s text:c="7"/>&lt;element name="RegExp" type="jppf:RegExpType"/&gt;<text:line-break/> <text:s text:c="7"/>&lt;element name="CustomRule" type="jppf:CustomRuleType"/&gt;<text:line-break/> <text:s text:c="5"/>&lt;/choice&gt;<text:line-break/> <text:s text:c="3"/>&lt;/group&gt;<text:line-break/> <text:s/><text:line-break/> <text:s text:c="3"/>&lt;complexType name="OneRuleType"&gt;<text:line-break/> <text:s text:c="5"/>&lt;sequence&gt;<text:line-break/> <text:s text:c="7"/>&lt;group ref="jppf:Rule"/&gt;<text:line-break/> <text:s text:c="5"/>&lt;/sequence&gt;<text:line-break/> <text:s text:c="3"/>&lt;/complexType&gt;<text:line-break/> <text:s/><text:line-break/> <text:s text:c="3"/>&lt;complexType name="TwoOrMoreRulesType"&gt;<text:line-break/> <text:s text:c="5"/>&lt;sequence minOccurs="2" maxOccurs="unbounded"&gt;<text:line-break/> <text:s text:c="7"/>&lt;group ref="jppf:Rule"/&gt;<text:line-break/> <text:s text:c="5"/>&lt;/sequence&gt;<text:line-break/> <text:s text:c="3"/>&lt;/complexType&gt;<text:line-break/> <text:s/></text:p>
      <text:p text:style-name="Code_20_block"><text:s text:c="2"/></text:p>
      <text:p text:style-name="Code_20_block"><text:s text:c="2"/><text:line-break/><text:soft-page-break/> <text:s text:c="3"/><text:span text:style-name="T7">&lt;!-- test of type "property_value is less than value" --&gt;</text:span><text:line-break/> <text:s text:c="3"/>&lt;complexType name="Numeric2Type"&gt;<text:line-break/> <text:s text:c="5"/>&lt;sequence&gt;<text:line-break/> <text:s text:c="7"/>&lt;element name="Property" type="string"/&gt;<text:line-break/> <text:s text:c="7"/>&lt;element name="Value" type="double"/&gt;<text:line-break/> <text:s text:c="5"/>&lt;/sequence&gt;<text:line-break/> <text:s text:c="3"/>&lt;/complexType&gt;<text:line-break/> <text:s/><text:line-break/> <text:s text:c="3"/><text:span text:style-name="T7">&lt;!-- test of type "property_value is in range [a, b]" --&gt;</text:span><text:line-break/> <text:s text:c="3"/>&lt;complexType name="Numeric3Type"&gt;<text:line-break/> <text:s text:c="5"/>&lt;sequence&gt;<text:line-break/> <text:s text:c="7"/>&lt;element name="Property" type="string"/&gt;<text:line-break/> <text:s text:c="7"/>&lt;element name="Value" type="double" minOccurs="2" maxOccurs="2"/&gt;<text:line-break/> <text:s text:c="5"/>&lt;/sequence&gt;<text:line-break/> <text:s text:c="3"/>&lt;/complexType&gt;<text:line-break/> <text:s/><text:line-break/> <text:s text:c="3"/><text:span text:style-name="T7">&lt;!-- test of type "property_value is equal to value" --&gt;</text:span><text:line-break/> <text:s text:c="3"/>&lt;complexType name="EqualType"&gt;<text:line-break/> <text:s text:c="5"/>&lt;sequence&gt;<text:line-break/> <text:s text:c="7"/>&lt;element name="Property" type="string"/&gt;<text:line-break/> <text:s text:c="7"/>&lt;element name="Value" type="string"/&gt;<text:line-break/> <text:s text:c="5"/>&lt;/sequence&gt;<text:line-break/> <text:s text:c="5"/>&lt;attribute name="valueType" use="optional" default="string"&gt;<text:line-break/> <text:s text:c="7"/>&lt;simpleType&gt;<text:line-break/> <text:s text:c="9"/>&lt;restriction base="string"&gt;<text:line-break/> <text:s text:c="11"/>&lt;enumeration value="string"/&gt;<text:line-break/> <text:s text:c="11"/>&lt;enumeration value="numeric"/&gt;<text:line-break/> <text:s text:c="11"/>&lt;enumeration value="boolean"/&gt;<text:line-break/> <text:s text:c="9"/>&lt;/restriction&gt;<text:line-break/> <text:s text:c="7"/>&lt;/simpleType&gt;<text:line-break/> <text:s text:c="5"/>&lt;/attribute&gt;<text:line-break/> <text:s text:c="5"/>&lt;attribute name="ignoreCase" type="jppf:TrueFalse"</text:p>
      <text:p text:style-name="Code_20_block"><text:s text:c="7"/>use="optional" default="false"/&gt;<text:line-break/> <text:s text:c="3"/>&lt;/complexType&gt;<text:line-break/> <text:s/><text:line-break/> <text:s text:c="3"/><text:span text:style-name="T7">&lt;!-- test of type "property_value contains substring" --&gt;</text:span><text:line-break/> <text:s text:c="3"/>&lt;complexType name="ContainsType"&gt;<text:line-break/> <text:s text:c="5"/>&lt;sequence&gt;<text:line-break/> <text:s text:c="7"/>&lt;element name="Property" type="string"/&gt;<text:line-break/> <text:s text:c="7"/>&lt;element name="Value" type="string"/&gt;<text:line-break/> <text:s text:c="5"/>&lt;/sequence&gt;<text:line-break/> <text:s text:c="5"/>&lt;attribute name="ignoreCase" type="jppf:TrueFalse"</text:p>
      <text:p text:style-name="Code_20_block"><text:s text:c="7"/>use="optional" default="false"/&gt;<text:line-break/> <text:s text:c="3"/>&lt;/complexType&gt;<text:line-break/> <text:s/><text:line-break/> <text:s text:c="3"/><text:span text:style-name="T7">&lt;!-- test of type "property_value is one of { value1, ... , valueN } " --&gt;</text:span><text:line-break/> <text:s text:c="3"/>&lt;complexType name="OneOfType"&gt;<text:line-break/> <text:s text:c="5"/>&lt;sequence&gt;<text:line-break/> <text:s text:c="7"/>&lt;element name="Property" type="string"/&gt;<text:line-break/> <text:s text:c="7"/>&lt;element name="Value" type="string" maxOccurs="unbounded"/&gt;<text:line-break/> <text:s text:c="5"/>&lt;/sequence&gt;<text:line-break/> <text:s text:c="5"/>&lt;attribute name="valueType" use="optional" default="string"&gt;<text:line-break/> <text:s text:c="7"/>&lt;simpleType&gt;<text:line-break/> <text:s text:c="9"/>&lt;restriction base="string"&gt;<text:line-break/> <text:s text:c="11"/>&lt;enumeration value="string"/&gt;<text:line-break/> <text:s text:c="11"/>&lt;enumeration value="numeric"/&gt;<text:line-break/> <text:s text:c="9"/>&lt;/restriction&gt;<text:line-break/> <text:s text:c="7"/>&lt;/simpleType&gt;<text:line-break/> <text:s text:c="5"/>&lt;/attribute&gt;<text:line-break/> <text:s text:c="5"/>&lt;attribute name="ignoreCase" type="jppf:TrueFalse"</text:p>
      <text:p text:style-name="Code_20_block"><text:s text:c="8"/>use="optional" default="false"/&gt;<text:line-break/> <text:s text:c="3"/>&lt;/complexType&gt;<text:line-break/> <text:s/></text:p>
      <text:p text:style-name="Code_20_block"><text:s text:c="2"/></text:p>
      <text:p text:style-name="Code_20_block"><text:s text:c="2"/></text:p>
      <text:p text:style-name="Code_20_block"><text:s text:c="2"/></text:p>
      <text:p text:style-name="Code_20_block"><text:s text:c="2"/></text:p>
      <text:p text:style-name="Code_20_block"><text:s text:c="2"/></text:p>
      <text:p text:style-name="Code_20_block"><text:s text:c="2"/><text:line-break/><text:soft-page-break/> <text:s text:c="3"/><text:span text:style-name="T7">&lt;!-- test of type "property_value matches regular_expression " --&gt;</text:span><text:line-break/> <text:s text:c="3"/>&lt;complexType name="RegExpType"&gt;<text:line-break/> <text:s text:c="5"/>&lt;sequence&gt;<text:line-break/> <text:s text:c="7"/>&lt;element name="Property" type="string"/&gt;<text:line-break/> <text:s text:c="7"/>&lt;element name="Value" type="string"/&gt;<text:line-break/> <text:s text:c="5"/>&lt;/sequence&gt;<text:line-break/> <text:s text:c="3"/>&lt;/complexType&gt;<text:line-break/> <text:s/><text:line-break/> <text:s text:c="3"/>&lt;simpleType name="TrueFalse"&gt;<text:line-break/> <text:s text:c="5"/>&lt;restriction base="string"&gt;<text:line-break/> <text:s text:c="7"/>&lt;enumeration value="true"/&gt;<text:line-break/> <text:s text:c="7"/>&lt;enumeration value="false"/&gt;<text:line-break/> <text:s text:c="5"/>&lt;/restriction&gt;<text:line-break/> <text:s text:c="3"/>&lt;/simpleType&gt;<text:line-break/> <text:s/><text:line-break/> <text:s text:c="3"/>&lt;complexType name="CustomRuleType"&gt;<text:line-break/> <text:s text:c="5"/>&lt;sequence&gt;<text:line-break/> <text:s text:c="7"/>&lt;element name="Arg" type="string" minOccurs="0" maxOccurs="unbounded"/&gt;<text:line-break/> <text:s text:c="5"/>&lt;/sequence&gt;<text:line-break/> <text:s text:c="5"/>&lt;attribute name="class" type="string"/&gt;<text:line-break/> <text:s text:c="3"/>&lt;/complexType&gt;<text:line-break/> <text:s/><text:line-break/> <text:s/>&lt;/schema&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0pt"/>
    </style:style>
    <style:style style:name="Heading" style:family="paragraph" style:parent-style-name="Standard" style:next-style-name="Text_20_body" style:default-outline-level="1" style:list-style-name="" style:class="text">
      <style:paragraph-properties fo:margin-top="0.423cm" fo:margin-bottom="0.212cm" style:contextual-spacing="false" fo:keep-with-next="always"/>
      <style:text-properties fo:color="#6d78b6" style:font-name="Arial" fo:font-size="16pt" fo:font-weight="bold"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100%" fo:margin-left="1cm" fo:margin-right="0cm" fo:margin-top="0cm" fo:margin-bottom="0cm" style:contextual-spacing="false"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master-page-name="">
      <style:paragraph-properties fo:keep-together="auto" style:page-number="auto" fo:background-color="#cccccc" style:shadow="none">
        <style:background-image/>
      </style:paragraph-properties>
      <style:text-properties style:font-name="Courier New"/>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0" style:family="paragraph" style:parent-style-name="Index" style:class="index"/>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9.001cm" style:type="right" style:leader-style="dotted" style:leader-text="."/>
        </style:tab-stops>
      </style:paragraph-properties>
      <style:text-properties fo:font-size="9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8.501cm"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8.002cm" style:type="right" style:leader-style="dotted" style:leader-text="."/>
        </style:tab-stops>
      </style:paragraph-properties>
      <style:text-properties fo:font-size="9pt"/>
    </style:style>
    <style:style style:name="Contents_20_4" style:display-name="Contents 4" style:family="paragraph" style:parent-style-name="Index" style:class="index">
      <style:paragraph-properties fo:margin="100%" fo:margin-left="1.498cm" fo:margin-right="0cm" fo:margin-top="0cm" fo:margin-bottom="0cm" style:contextual-spacing="false" fo:text-indent="0cm" style:auto-text-indent="false">
        <style:tab-stops>
          <style:tab-stop style:position="17.503cm" style:type="right" style:leader-style="dotted" style:leader-text="."/>
        </style:tab-stops>
      </style:paragraph-properties>
      <style:text-properties fo:font-size="9pt"/>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1" fo:font-size="10pt" style:font-name-asian="Courier New1" style:font-size-asian="10pt" style:font-name-complex="Courier New1" style:font-size-complex="10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Code_20_char" style:display-name="Code char" style:family="text">
      <style:text-properties style:font-name="Courier New" fo:font-size="10pt" fo:background-color="transparen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prefix="Appendix " style:num-suffix="  : " style:num-format="A" text:start-value="2">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1cm" fo:margin-top="1cm" fo:margin-bottom="1cm" fo:margin-left="1cm" fo:margin-right="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T2H58M10S</meta:editing-duration>
    <meta:editing-cycles>34</meta:editing-cycles>
    <meta:generator>LibreOffice/3.6$Windows_x86 LibreOffice_project/da8c1e6-fd468f4-454e206-f42a4a9-143cfd</meta:generator>
    <meta:creation-date>2009-11-09T06:38:14.61</meta:creation-date>
    <dc:date>2013-02-25T06:19:02</dc:date>
    <meta:document-statistic meta:table-count="0" meta:image-count="0" meta:object-count="0" meta:page-count="12" meta:paragraph-count="430" meta:word-count="2365" meta:character-count="21202" meta:non-whitespace-character-count="17819"/>
    <meta:user-defined meta:name="Info 1"/>
    <meta:user-defined meta:name="Info 2"/>
    <meta:user-defined meta:name="Info 3"/>
    <meta:user-defined meta:name="Info 4"/>
    <meta:template xlink:type="simple" xlink:actuate="onRequest" xlink:title="JPPF-Doc-2" xlink:href="../../../../../../../Users/lcohen/AppData/Roaming/OpenOffice.org/3/user/template/Untitled/JPPF-Doc-2.ott" meta:date="2009-11-25T08:51:49"/>
  </office:meta>
</office:document-meta>
</file>